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RegistryImpl.NamespaceRegistryImpl( NamespaceStorage sto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gistryImpl.ge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RegistryImpl.get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RegistryImpl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RegistryImpl.register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gistryImpl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RegistryImpl.unregisterNamespace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